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7C0002577200020F1A2D664FC6.wmf" manifest:media-type=""/>
  <manifest:file-entry manifest:full-path="Pictures/200000830002577200020F1AFB8D8B91.wmf" manifest:media-type=""/>
  <manifest:file-entry manifest:full-path="Pictures/200000830002577200020F1AE759FFF7.wmf" manifest:media-type=""/>
  <manifest:file-entry manifest:full-path="Pictures/200000720002577200020F1A9DAA0CA2.wmf" manifest:media-type=""/>
  <manifest:file-entry manifest:full-path="Pictures/2000007F0002577200020F1A09BBAC8B.wmf" manifest:media-type=""/>
  <manifest:file-entry manifest:full-path="Pictures/200000900002577200020F1AC5955B3C.wmf" manifest:media-type=""/>
  <manifest:file-entry manifest:full-path="Pictures/200000860002577200020F1A58A970A9.wmf" manifest:media-type=""/>
  <manifest:file-entry manifest:full-path="Pictures/200000790002577200020F1ACECDEAB1.wmf" manifest:media-type=""/>
  <manifest:file-entry manifest:full-path="Pictures/200000910002577200020F1A551C9DFF.wmf" manifest:media-type=""/>
  <manifest:file-entry manifest:full-path="Pictures/200000A60002577200020F1A47675E35.wmf" manifest:media-type=""/>
  <manifest:file-entry manifest:full-path="Pictures/200000800002577200020F1AAE165BBF.wmf" manifest:media-type=""/>
  <manifest:file-entry manifest:full-path="Pictures/200000890002577200020F1A63D69E3D.wmf" manifest:media-type=""/>
  <manifest:file-entry manifest:full-path="Pictures/2000008C0002577200020F1AA2A84531.wmf" manifest:media-type=""/>
  <manifest:file-entry manifest:full-path="Pictures/2000009A0002577200020F1AA4FA6DB7.wmf" manifest:media-type=""/>
  <manifest:file-entry manifest:full-path="Pictures/2000007D0002577200020F1A68158E19.wmf" manifest:media-type=""/>
  <manifest:file-entry manifest:full-path="Pictures/2000008E0002577200020F1A5396980D.wmf" manifest:media-type=""/>
  <manifest:file-entry manifest:full-path="Pictures/200000920002577200020F1AED3BB3A3.wmf" manifest:media-type=""/>
  <manifest:file-entry manifest:full-path="Pictures/200000850002577200020F1A2614EFCE.wmf" manifest:media-type=""/>
  <manifest:file-entry manifest:full-path="Pictures/200000730002577200020F1AC951A342.wmf" manifest:media-type=""/>
  <manifest:file-entry manifest:full-path="Pictures/2000006E0002577200020F1AD1881E7E.wmf" manifest:media-type=""/>
  <manifest:file-entry manifest:full-path="Pictures/200000770002577200020F1A928CAE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MS Mincho" svg:font-family="'MS Mincho'" style:font-family-generic="roman"/>
    <style:font-face style:name="Times New Roman1" svg:font-family="'Times New Roman'" style:font-family-generic="roman"/>
    <style:font-face style:name="MS Mincho1" svg:font-family="'MS Mincho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officeooo:paragraph-rsid="001348d6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1" fo:font-size="12pt" fo:language="ru" fo:country="RU" fo:font-weight="bold" officeooo:paragraph-rsid="001348d6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Courier New" fo:font-size="12pt" fo:language="ru" fo:country="RU" fo:font-weight="bold" officeooo:paragraph-rsid="001348d6" style:font-size-asian="12pt" style:language-asian="en" style:country-asian="US" style:font-weight-asian="bold" style:font-name-complex="MS Mincho1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column" style:vertical-align="auto"/>
      <style:text-properties style:font-name="DejaVu Sans" fo:font-weight="normal" officeooo:paragraph-rsid="001348d6" style:font-weight-asian="normal" style:font-weight-complex="normal"/>
    </style:style>
    <style:style style:name="P5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auto"/>
      <style:text-properties style:font-name="DejaVu Sans" fo:font-weight="normal" officeooo:paragraph-rsid="001348d6" style:font-weight-asian="normal" style:font-weight-complex="normal"/>
    </style:style>
    <style:style style:name="T1" style:family="text">
      <style:text-properties style:font-name="Courier New" fo:font-size="12pt" fo:language="ru" fo:country="RU" fo:font-weight="bold" style:font-size-asian="12pt" style:language-asian="en" style:country-asian="US" style:font-weight-asian="bold" style:font-name-complex="MS Mincho1" style:font-size-complex="12pt" style:language-complex="ar" style:country-complex="SA"/>
    </style:style>
    <style:style style:name="T2" style:family="text">
      <style:text-properties style:font-name="MS Mincho" fo:font-size="10pt" fo:language="en" fo:country="US" style:font-name-asian="MS Mincho1" style:font-size-asian="10pt" style:language-asian="en" style:country-asian="US" style:font-name-complex="MS Mincho1" style:font-size-complex="10pt" style:language-complex="ar" style:country-complex="SA"/>
    </style:style>
    <style:style style:name="T3" style:family="text">
      <style:text-properties fo:color="#800000" style:font-name="Times New Roman1" fo:font-size="14pt" fo:language="ru" fo:country="RU" fo:font-weight="bold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4" style:family="text">
      <style:text-properties fo:color="#800000" style:font-name="Times New Roman1" fo:font-size="14pt" fo:language="ru" fo:country="RU" fo:font-weight="bold" officeooo:rsid="001348d6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5" style:family="text">
      <style:text-properties fo:color="#800000" style:font-name="Courier New" fo:font-size="14pt" fo:language="ru" fo:country="RU" fo:font-weight="bold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6" style:family="text">
      <style:text-properties fo:color="#800000" style:font-name="Courier New" fo:font-size="14pt" fo:language="ru" fo:country="RU" fo:font-weight="bold" officeooo:rsid="001348d6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7" style:family="text">
      <style:text-properties fo:color="#800000" style:font-name="Courier New" fo:font-size="14pt" fo:language="ru" fo:country="RU" style:font-size-asian="14pt" style:language-asian="en" style:country-asian="US" style:font-name-complex="MS Mincho1" style:font-size-complex="14pt" style:language-complex="ar" style:country-complex="SA"/>
    </style:style>
    <style:style style:name="T8" style:family="text">
      <style:text-properties fo:color="#800000" fo:font-size="14pt" fo:language="ru" fo:country="RU" fo:font-weight="bold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9" style:family="text">
      <style:text-properties fo:color="#800000" fo:font-size="14pt" fo:language="ru" fo:country="RU" fo:font-weight="bold" officeooo:rsid="001348d6" style:font-size-asian="14pt" style:language-asian="en" style:country-asian="US" style:font-weight-asian="bold" style:font-name-complex="MS Mincho1" style:font-size-complex="14pt" style:language-complex="ar" style:country-complex="SA"/>
    </style:style>
    <style:style style:name="T10" style:family="text">
      <style:text-properties fo:color="#800000" fo:font-size="14pt" fo:language="ru" fo:country="RU" style:font-size-asian="14pt" style:language-asian="en" style:country-asian="US" style:font-name-complex="MS Mincho1" style:font-size-complex="14pt" style:language-complex="ar" style:country-complex="SA"/>
    </style:style>
    <style:style style:name="T11" style:family="text">
      <style:text-properties fo:color="#800000" fo:font-size="14pt" fo:language="ru" fo:country="RU" officeooo:rsid="001348d6" style:font-size-asian="14pt" style:language-asian="en" style:country-asian="US" style:font-name-complex="MS Mincho1" style:font-size-complex="14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Цумэ-сёги в 3 хода</text:span></text:p>
      <text:p text:style-name="P2"/>
      <text:p text:style-name="P1"><draw:frame draw:style-name="fr1" text:anchor-type="as-char" svg:width="7.562cm" svg:height="6.389cm" draw:z-index="0"><draw:image xlink:href="Pictures/2000007D0002577200020F1A68158E19.wmf" xlink:type="simple" xlink:show="embed" xlink:actuate="onLoad"/></draw:frame></text:p>
      <text:p text:style-name="P1"><text:span text:style-name="T1">(1) <text:s/>3</text:span><text:span text:style-name="T2">手</text:span></text:p>
      <text:p text:style-name="P3"/>
      <text:p text:style-name="P3"/>
      <text:p text:style-name="P1"><draw:frame draw:style-name="fr1" draw:name="Графический объект1" text:anchor-type="as-char" svg:width="7.562cm" svg:height="6.389cm" draw:z-index="1"><draw:image xlink:href="Pictures/2000007C0002577200020F1A2D664FC6.wmf" xlink:type="simple" xlink:show="embed" xlink:actuate="onLoad"/></draw:frame></text:p>
      <text:p text:style-name="P1"><text:span text:style-name="T1">(2) <text:s/>3</text:span><text:span text:style-name="T2">手</text:span></text:p>
      <text:p text:style-name="P3"/>
      <text:p text:style-name="P3"/>
      <text:p text:style-name="P1"><draw:frame draw:style-name="fr1" draw:name="Графический объект2" text:anchor-type="as-char" svg:width="7.562cm" svg:height="6.389cm" draw:z-index="2"><draw:image xlink:href="Pictures/2000008C0002577200020F1AA2A84531.wmf" xlink:type="simple" xlink:show="embed" xlink:actuate="onLoad"/></draw:frame></text:p>
      <text:p text:style-name="P1"><text:span text:style-name="T1">(3) <text:s/>3</text:span><text:span text:style-name="T2">手</text:span></text:p>
      <text:p text:style-name="P3"/>
      <text:p text:style-name="P4"><text:span text:style-name="T11">Из сборника</text:span><text:span text:style-name="T10"> Иино Кэндзи</text:span></text:p>
      <text:p text:style-name="P3"/>
      <text:p text:style-name="P1"><draw:frame draw:style-name="fr1" draw:name="Графический объект3" text:anchor-type="as-char" svg:width="7.562cm" svg:height="6.389cm" draw:z-index="20"><draw:image xlink:href="Pictures/200000920002577200020F1AED3BB3A3.wmf" xlink:type="simple" xlink:show="embed" xlink:actuate="onLoad"/></draw:frame></text:p>
      <text:p text:style-name="P1"><text:span text:style-name="T1">(4) <text:s/>3</text:span><text:span text:style-name="T2">手</text:span></text:p>
      <text:p text:style-name="P3"/>
      <text:p text:style-name="P3"/>
      <text:p text:style-name="P1"><draw:frame draw:style-name="fr1" draw:name="Графический объект4" text:anchor-type="as-char" svg:width="7.562cm" svg:height="6.389cm" draw:z-index="3"><draw:image xlink:href="Pictures/200000910002577200020F1A551C9DFF.wmf" xlink:type="simple" xlink:show="embed" xlink:actuate="onLoad"/></draw:frame></text:p>
      <text:p text:style-name="P1"><text:span text:style-name="T1">(5) <text:s/>3</text:span><text:span text:style-name="T2">手</text:span></text:p>
      <text:p text:style-name="P3"/>
      <text:p text:style-name="P3"/>
      <text:p text:style-name="P1"><draw:frame draw:style-name="fr1" draw:name="Графический объект5" text:anchor-type="as-char" svg:width="7.562cm" svg:height="6.389cm" draw:z-index="4"><draw:image xlink:href="Pictures/2000009A0002577200020F1AA4FA6DB7.wmf" xlink:type="simple" xlink:show="embed" xlink:actuate="onLoad"/></draw:frame></text:p>
      <text:p text:style-name="P1"><text:span text:style-name="T1">(6) <text:s/>3</text:span><text:span text:style-name="T2">手</text:span></text:p>
      <text:p text:style-name="P3"/>
      <text:p text:style-name="P3"/>
      <text:p text:style-name="P3"/>
      <text:p text:style-name="P1"><text:soft-page-break/><draw:frame draw:style-name="fr1" draw:name="Графический объект6" text:anchor-type="as-char" svg:width="7.562cm" svg:height="6.389cm" draw:z-index="5"><draw:image xlink:href="Pictures/200000900002577200020F1AC5955B3C.wmf" xlink:type="simple" xlink:show="embed" xlink:actuate="onLoad"/></draw:frame></text:p>
      <text:p text:style-name="P1"><text:span text:style-name="T1">(7) <text:s/>3</text:span><text:span text:style-name="T2">手</text:span></text:p>
      <text:p text:style-name="P3"/>
      <text:p text:style-name="P3"/>
      <text:p text:style-name="P1"><draw:frame draw:style-name="fr1" draw:name="Графический объект7" text:anchor-type="as-char" svg:width="7.562cm" svg:height="6.389cm" draw:z-index="6"><draw:image xlink:href="Pictures/200000830002577200020F1AFB8D8B91.wmf" xlink:type="simple" xlink:show="embed" xlink:actuate="onLoad"/></draw:frame></text:p>
      <text:p text:style-name="P1"><text:span text:style-name="T1">(8) <text:s/>3</text:span><text:span text:style-name="T2">手</text:span></text:p>
      <text:p text:style-name="P3"/>
      <text:p text:style-name="P3"/>
      <text:p text:style-name="P1"><draw:frame draw:style-name="fr1" draw:name="Графический объект8" text:anchor-type="as-char" svg:width="7.562cm" svg:height="6.389cm" draw:z-index="7"><draw:image xlink:href="Pictures/200000A60002577200020F1A47675E35.wmf" xlink:type="simple" xlink:show="embed" xlink:actuate="onLoad"/></draw:frame></text:p>
      <text:p text:style-name="P1"><text:span text:style-name="T1">(9) <text:s/>3</text:span><text:span text:style-name="T2">手</text:span></text:p>
      <text:p text:style-name="P3"/>
      <text:p text:style-name="P3"/>
      <text:p text:style-name="P1"><draw:frame draw:style-name="fr1" draw:name="Графический объект9" text:anchor-type="as-char" svg:width="7.562cm" svg:height="6.389cm" draw:z-index="8"><draw:image xlink:href="Pictures/200000830002577200020F1AE759FFF7.wmf" xlink:type="simple" xlink:show="embed" xlink:actuate="onLoad"/></draw:frame></text:p>
      <text:p text:style-name="P1"><text:span text:style-name="T1">(10) <text:s/>3</text:span><text:span text:style-name="T2">手</text:span></text:p>
      <text:p text:style-name="P3"/>
      <text:p text:style-name="P3"/>
      <text:p text:style-name="P1"><draw:frame draw:style-name="fr1" draw:name="Графический объект10" text:anchor-type="as-char" svg:width="7.562cm" svg:height="6.389cm" draw:z-index="9"><draw:image xlink:href="Pictures/200000850002577200020F1A2614EFCE.wmf" xlink:type="simple" xlink:show="embed" xlink:actuate="onLoad"/></draw:frame></text:p>
      <text:p text:style-name="P1"><text:span text:style-name="T1">(11) <text:s/>3</text:span><text:span text:style-name="T2">手</text:span></text:p>
      <text:p text:style-name="P3"/>
      <text:p text:style-name="P3"/>
      <text:p text:style-name="P1"><draw:frame draw:style-name="fr1" draw:name="Графический объект11" text:anchor-type="as-char" svg:width="7.562cm" svg:height="6.389cm" draw:z-index="10"><draw:image xlink:href="Pictures/200000790002577200020F1ACECDEAB1.wmf" xlink:type="simple" xlink:show="embed" xlink:actuate="onLoad"/></draw:frame></text:p>
      <text:p text:style-name="P1"><text:span text:style-name="T1">(12) <text:s/>3</text:span><text:span text:style-name="T2">手</text:span></text:p>
      <text:p text:style-name="P3"/>
      <text:p text:style-name="P3"/>
      <text:p text:style-name="P1"><text:soft-page-break/><draw:frame draw:style-name="fr1" draw:name="Графический объект12" text:anchor-type="as-char" svg:width="7.562cm" svg:height="6.389cm" draw:z-index="11"><draw:image xlink:href="Pictures/200000730002577200020F1AC951A342.wmf" xlink:type="simple" xlink:show="embed" xlink:actuate="onLoad"/></draw:frame></text:p>
      <text:p text:style-name="P1"><text:span text:style-name="T1">(13) <text:s/>3</text:span><text:span text:style-name="T2">手</text:span></text:p>
      <text:p text:style-name="P3"/>
      <text:p text:style-name="P3"/>
      <text:p text:style-name="P1"><draw:frame draw:style-name="fr1" draw:name="Графический объект13" text:anchor-type="as-char" svg:width="7.562cm" svg:height="6.389cm" draw:z-index="12"><draw:image xlink:href="Pictures/2000007F0002577200020F1A09BBAC8B.wmf" xlink:type="simple" xlink:show="embed" xlink:actuate="onLoad"/></draw:frame></text:p>
      <text:p text:style-name="P1"><text:span text:style-name="T1">(14) <text:s/>3</text:span><text:span text:style-name="T2">手</text:span></text:p>
      <text:p text:style-name="P3"/>
      <text:p text:style-name="P3"/>
      <text:p text:style-name="P1"><draw:frame draw:style-name="fr1" draw:name="Графический объект14" text:anchor-type="as-char" svg:width="7.562cm" svg:height="6.389cm" draw:z-index="13"><draw:image xlink:href="Pictures/200000770002577200020F1A928CAE24.wmf" xlink:type="simple" xlink:show="embed" xlink:actuate="onLoad"/></draw:frame></text:p>
      <text:p text:style-name="P1"><text:span text:style-name="T1">(15) <text:s/>3</text:span><text:span text:style-name="T2">手</text:span></text:p>
      <text:p text:style-name="P3"/>
      <text:p text:style-name="P3"/>
      <text:p text:style-name="P1"><draw:frame draw:style-name="fr1" draw:name="Графический объект15" text:anchor-type="as-char" svg:width="7.562cm" svg:height="6.389cm" draw:z-index="14"><draw:image xlink:href="Pictures/200000720002577200020F1A9DAA0CA2.wmf" xlink:type="simple" xlink:show="embed" xlink:actuate="onLoad"/></draw:frame></text:p>
      <text:p text:style-name="P1"><text:span text:style-name="T1">(16) <text:s/>3</text:span><text:span text:style-name="T2">手</text:span></text:p>
      <text:p text:style-name="P3"/>
      <text:p text:style-name="P3"/>
      <text:p text:style-name="P1"><draw:frame draw:style-name="fr1" draw:name="Графический объект16" text:anchor-type="as-char" svg:width="7.562cm" svg:height="6.389cm" draw:z-index="15"><draw:image xlink:href="Pictures/200000800002577200020F1AAE165BBF.wmf" xlink:type="simple" xlink:show="embed" xlink:actuate="onLoad"/></draw:frame></text:p>
      <text:p text:style-name="P1"><text:span text:style-name="T1">(17) <text:s/>3</text:span><text:span text:style-name="T2">手</text:span></text:p>
      <text:p text:style-name="P3"/>
      <text:p text:style-name="P3"/>
      <text:p text:style-name="P1"><draw:frame draw:style-name="fr1" draw:name="Графический объект17" text:anchor-type="as-char" svg:width="7.562cm" svg:height="6.389cm" draw:z-index="16"><draw:image xlink:href="Pictures/2000008E0002577200020F1A5396980D.wmf" xlink:type="simple" xlink:show="embed" xlink:actuate="onLoad"/></draw:frame></text:p>
      <text:p text:style-name="P1"><text:span text:style-name="T1">(18) <text:s/>3</text:span><text:span text:style-name="T2">手</text:span></text:p>
      <text:p text:style-name="P3"/>
      <text:p text:style-name="P3"/>
      <text:p text:style-name="P1"><text:soft-page-break/><draw:frame draw:style-name="fr1" draw:name="Графический объект18" text:anchor-type="as-char" svg:width="7.562cm" svg:height="6.389cm" draw:z-index="17"><draw:image xlink:href="Pictures/200000860002577200020F1A58A970A9.wmf" xlink:type="simple" xlink:show="embed" xlink:actuate="onLoad"/></draw:frame></text:p>
      <text:p text:style-name="P1"><text:span text:style-name="T1">(19) <text:s/>3</text:span><text:span text:style-name="T2">手</text:span></text:p>
      <text:p text:style-name="P3"/>
      <text:p text:style-name="P3"/>
      <text:p text:style-name="P1"><draw:frame draw:style-name="fr1" draw:name="Графический объект19" text:anchor-type="as-char" svg:width="7.562cm" svg:height="6.389cm" draw:z-index="18"><draw:image xlink:href="Pictures/200000890002577200020F1A63D69E3D.wmf" xlink:type="simple" xlink:show="embed" xlink:actuate="onLoad"/></draw:frame></text:p>
      <text:p text:style-name="P1"><text:span text:style-name="T1">(20) <text:s/>3</text:span><text:span text:style-name="T2">手</text:span></text:p>
      <text:p text:style-name="P3"/>
      <text:p text:style-name="P3"/>
      <text:p text:style-name="P1"><draw:frame draw:style-name="fr1" draw:name="Графический объект20" text:anchor-type="as-char" svg:width="7.562cm" svg:height="6.389cm" draw:z-index="19"><draw:image xlink:href="Pictures/2000006E0002577200020F1AD1881E7E.wmf" xlink:type="simple" xlink:show="embed" xlink:actuate="onLoad"/></draw:frame></text:p>
      <text:p text:style-name="P1"><text:span text:style-name="T1">(21) <text:s/>3</text:span><text:span text:style-name="T2">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MS Mincho" svg:font-family="'MS Mincho'" style:font-family-generic="roman"/>
    <style:font-face style:name="Times New Roman1" svg:font-family="'Times New Roman'" style:font-family-generic="roman"/>
    <style:font-face style:name="MS Mincho1" svg:font-family="'MS Mincho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1:34:53.48</meta:creation-date>
    <meta:print-date>2015-11-30T11:36:51.29</meta:print-date>
    <dc:date>2015-11-30T11:40:03.54</dc:date>
    <meta:editing-duration>P0D</meta:editing-duration>
    <meta:editing-cycles>1</meta:editing-cycles>
    <meta:document-statistic meta:table-count="0" meta:image-count="21" meta:object-count="0" meta:page-count="4" meta:paragraph-count="44" meta:word-count="71" meta:character-count="200" meta:non-whitespace-character-count="152"/>
    <meta:generator>LibreOffice/4.0.3.3$Windows_x86 LibreOffice_project/0eaa50a932c8f2199a615e1eb30f7ac74279539</meta:generator>
  </office:meta>
</office:document-meta>
</file>